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095cm" fo:min-width="13.11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36cm" fo:min-width="3.2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2.623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draw:stroke="dash" draw:stroke-dash="Long_20_Dot" svg:stroke-width="0.053cm" svg:stroke-color="#000000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24cm" fo:min-width="2.76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8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7cm" svg:height="5.397cm" svg:x="3.205cm" svg:y="5.5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42cm" svg:height="3.838cm" svg:x="3.508cm" svg:y="6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0.635cm" svg:x="3.857cm" svg:y="7.478cm">
          <text:p text:style-name="P2"><text:span text:style-name="T1">Tx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3.857cm" svg:y="8.078cm">
          <text:p text:style-name="P4"><text:span text:style-name="T1">T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3.857cm" svg:y="9.578cm">
          <text:p text:style-name="P6"><text:span text:style-name="T1">Tx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5.41cm" svg:y1="8.928cm" svg:x2="5.41cm" svg:y2="9.563cm">
          <text:p/>
        </draw:line>
        <draw:frame draw:style-name="gr5" draw:text-style-name="P8" draw:layer="layout" svg:width="2.415cm" svg:height="0.878cm" svg:x="4.234cm" svg:y="6.672cm">
          <draw:text-box>
            <text:p><text:span text:style-name="T1">Batch n</text:span></text:p>
          </draw:text-box>
        </draw:frame>
        <draw:line draw:style-name="gr4" draw:text-style-name="P7" draw:layer="layout" svg:x1="9.827cm" svg:y1="8.56cm" svg:x2="9.192cm" svg:y2="8.56cm">
          <text:p/>
        </draw:line>
        <draw:frame draw:style-name="gr6" draw:text-style-name="P8" draw:layer="layout" svg:width="3.042cm" svg:height="0.878cm" svg:x="8.348cm" svg:y="5.695cm">
          <draw:text-box>
            <text:p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/draw:text-box>
        </draw:frame>
        <draw:custom-shape draw:style-name="gr2" draw:text-style-name="P1" draw:layer="layout" svg:width="3.842cm" svg:height="3.838cm" svg:x="7.808cm" svg:y="6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8.157cm" svg:y="7.492cm">
          <text:p text:style-name="P4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8.157cm" svg:y="8.092cm">
          <text:p text:style-name="P4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8.157cm" svg:y="9.592cm">
          <text:p text:style-name="P4"><text:span text:style-name="T1">Tx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9.71cm" svg:y1="8.942cm" svg:x2="9.71cm" svg:y2="9.577cm">
          <text:p/>
        </draw:line>
        <draw:frame draw:style-name="gr5" draw:text-style-name="P8" draw:layer="layout" svg:width="3.059cm" svg:height="0.878cm" svg:x="8.209cm" svg:y="6.662cm">
          <draw:text-box>
            <text:p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n</text:span><text:span text:style-name="T1">+</text:span><text:span text:style-name="T1">1</text:span></text:p>
          </draw:text-box>
        </draw:frame>
        <draw:line draw:style-name="gr4" draw:text-style-name="P7" draw:layer="layout" svg:x1="14.727cm" svg:y1="8.574cm" svg:x2="14.092cm" svg:y2="8.574cm">
          <text:p/>
        </draw:line>
        <draw:custom-shape draw:style-name="gr2" draw:text-style-name="P1" draw:layer="layout" svg:width="3.842cm" svg:height="3.838cm" svg:x="12.708cm" svg:y="6.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13.057cm" svg:y="7.506cm">
          <text:p text:style-name="P4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13.057cm" svg:y="8.106cm">
          <text:p text:style-name="P4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13.057cm" svg:y="9.606cm">
          <text:p text:style-name="P4"><text:span text:style-name="T1">Tx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4.61cm" svg:y1="8.956cm" svg:x2="14.61cm" svg:y2="9.591cm">
          <text:p/>
        </draw:line>
        <draw:frame draw:style-name="gr7" draw:text-style-name="P10" draw:layer="layout" svg:width="3.261cm" svg:height="0.878cm" svg:x="13.014cm" svg:y="6.676cm">
          <draw:text-box>
            <text:p text:style-name="P9"><text:span text:style-name="T1">Batch n+i</text:span></text:p>
          </draw:text-box>
        </draw:frame>
        <draw:line draw:style-name="gr4" draw:text-style-name="P7" draw:layer="layout" svg:x1="12.43cm" svg:y1="8.66cm" svg:x2="11.795cm" svg:y2="8.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05T11:04:11.646875226</dc:date>
    <meta:editing-duration>PT43M41S</meta:editing-duration>
    <meta:editing-cycles>16</meta:editing-cycles>
    <meta:generator>LibreOffice/7.3.7.2$Linux_X86_64 LibreOffice_project/30$Build-2</meta:generator>
    <meta:document-statistic meta:object-count="23"/>
  </office:meta>
</office:document-meta>
</file>